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officeooo:paragraph-rsid="001cb66b"/>
    </style:style>
    <style:style style:name="P3" style:family="paragraph" style:parent-style-name="Preformatted_20_Text">
      <style:paragraph-properties fo:margin-top="0in" fo:margin-bottom="0.1965in" style:contextual-spacing="false"/>
      <style:text-properties fo:background-color="#ffff00"/>
    </style:style>
    <style:style style:name="T1" style:family="text">
      <style:text-properties officeooo:rsid="001cb66b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* <text:span text:style-name="T1">fs/super.c */</text:span></text:p>
      <text:p text:style-name="P2"/>
      <text:p text:style-name="P2">struct <text:a xlink:type="simple" xlink:href="https://elixir.bootlin.com/linux/v5.17.2/C/ident/dentry" text:style-name="Internet_20_link" text:visited-style-name="Visited_20_Internet_20_Link">dentry</text:a> *<text:a xlink:type="simple" xlink:href="https://elixir.bootlin.com/linux/v5.17.2/C/ident/mount_nodev" text:style-name="Internet_20_link" text:visited-style-name="Visited_20_Internet_20_Link">mount_nodev</text:a>(struct <text:a xlink:type="simple" xlink:href="https://elixir.bootlin.com/linux/v5.17.2/C/ident/file_system_type" text:style-name="Internet_20_link" text:visited-style-name="Visited_20_Internet_20_Link">file_system_type</text:a> *<text:a xlink:type="simple" xlink:href="https://elixir.bootlin.com/linux/v5.17.2/C/ident/fs_type" text:style-name="Internet_20_link" text:visited-style-name="Visited_20_Internet_20_Link">fs_type</text:a>,</text:p>
      <text:p text:style-name="Preformatted_20_Text"><text:s text:c="8"/>int flags, void *data,</text:p>
      <text:p text:style-name="Preformatted_20_Text"><text:s text:c="8"/>int (*<text:a xlink:type="simple" xlink:href="https://elixir.bootlin.com/linux/v5.17.2/C/ident/fill_super" text:style-name="Internet_20_link" text:visited-style-name="Visited_20_Internet_20_Link">fill_super</text:a>)(struct <text:a xlink:type="simple" xlink:href="https://elixir.bootlin.com/linux/v5.17.2/C/ident/super_block" text:style-name="Internet_20_link" text:visited-style-name="Visited_20_Internet_20_Link">super_block</text:a> *, void *, int))</text:p>
      <text:p text:style-name="Preformatted_20_Text">{</text:p>
      <text:p text:style-name="Preformatted_20_Text"><text:s text:c="8"/>int error;</text:p>
      <text:p text:style-name="Preformatted_20_Text"><text:s text:c="8"/><text:span text:style-name="T2">struct </text:span><text:a xlink:type="simple" xlink:href="https://elixir.bootlin.com/linux/v5.17.2/C/ident/super_block" text:style-name="Internet_20_link" text:visited-style-name="Visited_20_Internet_20_Link"><text:span text:style-name="T2">super_block</text:span></text:a><text:span text:style-name="T2"> *s = </text:span><text:a xlink:type="simple" xlink:href="https://elixir.bootlin.com/linux/v5.17.2/C/ident/sget" text:style-name="Internet_20_link" text:visited-style-name="Visited_20_Internet_20_Link"><text:span text:style-name="T2">sget</text:span></text:a><text:span text:style-name="T2">(</text:span><text:a xlink:type="simple" xlink:href="https://elixir.bootlin.com/linux/v5.17.2/C/ident/fs_type" text:style-name="Internet_20_link" text:visited-style-name="Visited_20_Internet_20_Link"><text:span text:style-name="T2">fs_type</text:span></text:a><text:span text:style-name="T2">, NULL, </text:span><text:a xlink:type="simple" xlink:href="https://elixir.bootlin.com/linux/v5.17.2/C/ident/set_anon_super" text:style-name="Internet_20_link" text:visited-style-name="Visited_20_Internet_20_Link"><text:span text:style-name="T2">set_anon_super</text:span></text:a><text:span text:style-name="T2">, flags, NULL);</text:span></text:p>
      <text:p text:style-name="Preformatted_20_Text"/>
      <text:p text:style-name="Preformatted_20_Text"><text:s text:c="8"/>if (<text:a xlink:type="simple" xlink:href="https://elixir.bootlin.com/linux/v5.17.2/C/ident/IS_ERR" text:style-name="Internet_20_link" text:visited-style-name="Visited_20_Internet_20_Link">IS_ERR</text:a>(s))</text:p>
      <text:p text:style-name="Preformatted_20_Text"><text:s text:c="16"/>return <text:a xlink:type="simple" xlink:href="https://elixir.bootlin.com/linux/v5.17.2/C/ident/ERR_CAST" text:style-name="Internet_20_link" text:visited-style-name="Visited_20_Internet_20_Link">ERR_CAST</text:a>(s);</text:p>
      <text:p text:style-name="Preformatted_20_Text"/>
      <text:p text:style-name="Preformatted_20_Text"><text:s text:c="8"/><text:span text:style-name="T2">error = </text:span><text:a xlink:type="simple" xlink:href="https://elixir.bootlin.com/linux/v5.17.2/C/ident/fill_super" text:style-name="Internet_20_link" text:visited-style-name="Visited_20_Internet_20_Link"><text:span text:style-name="T2">fill_super</text:span></text:a><text:span text:style-name="T2">(s, data, flags &amp; </text:span><text:a xlink:type="simple" xlink:href="https://elixir.bootlin.com/linux/v5.17.2/C/ident/SB_SILENT" text:style-name="Internet_20_link" text:visited-style-name="Visited_20_Internet_20_Link"><text:span text:style-name="T2">SB_SILENT</text:span></text:a><text:span text:style-name="T2"> ? 1 : 0);</text:span></text:p>
      <text:p text:style-name="Preformatted_20_Text"><text:s text:c="8"/>if (error) {</text:p>
      <text:p text:style-name="Preformatted_20_Text"><text:s text:c="16"/><text:a xlink:type="simple" xlink:href="https://elixir.bootlin.com/linux/v5.17.2/C/ident/deactivate_locked_super" text:style-name="Internet_20_link" text:visited-style-name="Visited_20_Internet_20_Link">deactivate_locked_super</text:a>(s);</text:p>
      <text:p text:style-name="Preformatted_20_Text"><text:s text:c="16"/>return <text:a xlink:type="simple" xlink:href="https://elixir.bootlin.com/linux/v5.17.2/C/ident/ERR_PTR" text:style-name="Internet_20_link" text:visited-style-name="Visited_20_Internet_20_Link">ERR_PTR</text:a>(error);</text:p>
      <text:p text:style-name="Preformatted_20_Text"><text:s text:c="8"/>}</text:p>
      <text:p text:style-name="Preformatted_20_Text"><text:s text:c="8"/>s-&gt;<text:a xlink:type="simple" xlink:href="https://elixir.bootlin.com/linux/v5.17.2/C/ident/s_flags" text:style-name="Internet_20_link" text:visited-style-name="Visited_20_Internet_20_Link">s_flags</text:a> |= <text:a xlink:type="simple" xlink:href="https://elixir.bootlin.com/linux/v5.17.2/C/ident/SB_ACTIVE" text:style-name="Internet_20_link" text:visited-style-name="Visited_20_Internet_20_Link">SB_ACTIVE</text:a>;</text:p>
      <text:p text:style-name="Preformatted_20_Text"><text:s text:c="8"/>return <text:a xlink:type="simple" xlink:href="https://elixir.bootlin.com/linux/v5.17.2/C/ident/dget" text:style-name="Internet_20_link" text:visited-style-name="Visited_20_Internet_20_Link">dget</text:a>(s-&gt;<text:a xlink:type="simple" xlink:href="https://elixir.bootlin.com/linux/v5.17.2/C/ident/s_root" text:style-name="Internet_20_link" text:visited-style-name="Visited_20_Internet_20_Link">s_root</text:a>);</text:p>
      <text:p text:style-name="Preformatted_20_Text">}</text:p>
      <text:p text:style-name="P1"><text:a xlink:type="simple" xlink:href="https://elixir.bootlin.com/linux/v5.17.2/C/ident/EXPORT_SYMBOL" text:style-name="Internet_20_link" text:visited-style-name="Visited_20_Internet_20_Link">EXPORT_SYMBOL</text:a>(<text:a xlink:type="simple" xlink:href="https://elixir.bootlin.com/linux/v5.17.2/C/ident/mount_nodev" text:style-name="Internet_20_link" text:visited-style-name="Visited_20_Internet_20_Link">mount_nodev</text:a>);</text:p>
      <text:p text:style-name="Preformatted_20_Text">/**</text:p>
      <text:p text:style-name="Preformatted_20_Text"><text:s/>* <text:s text:c="5"/>sget <text:s text:c="3"/>- <text:s text:c="6"/>find or create a superblock</text:p>
      <text:p text:style-name="Preformatted_20_Text"><text:s/>* <text:s text:c="5"/>@type: <text:s text:c="3"/>filesystem type superblock should belong to</text:p>
      <text:p text:style-name="Preformatted_20_Text"><text:s/>* <text:s text:c="5"/>@test: <text:s text:c="3"/>comparison callback</text:p>
      <text:p text:style-name="Preformatted_20_Text"><text:s/>* <text:s text:c="5"/>@set: <text:s text:c="4"/>setup callback</text:p>
      <text:p text:style-name="Preformatted_20_Text"><text:s/>* <text:s text:c="5"/>@flags: <text:s text:c="2"/>mount flags</text:p>
      <text:p text:style-name="Preformatted_20_Text"><text:s/>* <text:s text:c="5"/>@data: <text:s text:c="3"/>argument to each of them</text:p>
      <text:p text:style-name="Preformatted_20_Text"><text:s/>*/</text:p>
      <text:p text:style-name="Preformatted_20_Text">struct <text:a xlink:type="simple" xlink:href="https://elixir.bootlin.com/linux/v5.17.2/C/ident/super_block" text:style-name="Internet_20_link" text:visited-style-name="Visited_20_Internet_20_Link">super_block</text:a> *<text:a xlink:type="simple" xlink:href="https://elixir.bootlin.com/linux/v5.17.2/C/ident/sget" text:style-name="Internet_20_link" text:visited-style-name="Visited_20_Internet_20_Link">sget</text:a>(struct <text:a xlink:type="simple" xlink:href="https://elixir.bootlin.com/linux/v5.17.2/C/ident/file_system_type" text:style-name="Internet_20_link" text:visited-style-name="Visited_20_Internet_20_Link">file_system_type</text:a> *type,</text:p>
      <text:p text:style-name="Preformatted_20_Text"><text:s text:c="24"/>int (*<text:a xlink:type="simple" xlink:href="https://elixir.bootlin.com/linux/v5.17.2/C/ident/test" text:style-name="Internet_20_link" text:visited-style-name="Visited_20_Internet_20_Link">test</text:a>)(struct <text:a xlink:type="simple" xlink:href="https://elixir.bootlin.com/linux/v5.17.2/C/ident/super_block" text:style-name="Internet_20_link" text:visited-style-name="Visited_20_Internet_20_Link">super_block</text:a> *,void *),</text:p>
      <text:p text:style-name="Preformatted_20_Text"><text:s text:c="24"/>int (*<text:a xlink:type="simple" xlink:href="https://elixir.bootlin.com/linux/v5.17.2/C/ident/set" text:style-name="Internet_20_link" text:visited-style-name="Visited_20_Internet_20_Link">set</text:a>)(struct <text:a xlink:type="simple" xlink:href="https://elixir.bootlin.com/linux/v5.17.2/C/ident/super_block" text:style-name="Internet_20_link" text:visited-style-name="Visited_20_Internet_20_Link">super_block</text:a> *,void *),</text:p>
      <text:p text:style-name="Preformatted_20_Text"><text:s text:c="24"/>int flags,</text:p>
      <text:p text:style-name="Preformatted_20_Text"><text:s text:c="24"/>void *data)</text:p>
      <text:p text:style-name="Preformatted_20_Text">{</text:p>
      <text:p text:style-name="Preformatted_20_Text"><text:s text:c="8"/>struct <text:a xlink:type="simple" xlink:href="https://elixir.bootlin.com/linux/v5.17.2/C/ident/user_namespace" text:style-name="Internet_20_link" text:visited-style-name="Visited_20_Internet_20_Link">user_namespace</text:a> *<text:a xlink:type="simple" xlink:href="https://elixir.bootlin.com/linux/v5.17.2/C/ident/user_ns" text:style-name="Internet_20_link" text:visited-style-name="Visited_20_Internet_20_Link">user_ns</text:a> = <text:a xlink:type="simple" xlink:href="https://elixir.bootlin.com/linux/v5.17.2/C/ident/current_user_ns" text:style-name="Internet_20_link" text:visited-style-name="Visited_20_Internet_20_Link">current_user_ns</text:a>();</text:p>
      <text:p text:style-name="Preformatted_20_Text"><text:s text:c="8"/>struct <text:a xlink:type="simple" xlink:href="https://elixir.bootlin.com/linux/v5.17.2/C/ident/super_block" text:style-name="Internet_20_link" text:visited-style-name="Visited_20_Internet_20_Link">super_block</text:a> *s = NULL;</text:p>
      <text:p text:style-name="Preformatted_20_Text"><text:s text:c="8"/>struct <text:a xlink:type="simple" xlink:href="https://elixir.bootlin.com/linux/v5.17.2/C/ident/super_block" text:style-name="Internet_20_link" text:visited-style-name="Visited_20_Internet_20_Link">super_block</text:a> *<text:a xlink:type="simple" xlink:href="https://elixir.bootlin.com/linux/v5.17.2/C/ident/old" text:style-name="Internet_20_link" text:visited-style-name="Visited_20_Internet_20_Link">old</text:a>;</text:p>
      <text:p text:style-name="Preformatted_20_Text"><text:s text:c="8"/>int err;</text:p>
      <text:p text:style-name="Preformatted_20_Text"/>
      <text:p text:style-name="Preformatted_20_Text"><text:s text:c="8"/>/* We don't yet pass the user namespace of the parent</text:p>
      <text:p text:style-name="Preformatted_20_Text"><text:s text:c="9"/>* mount through to here so always use &amp;init_user_ns</text:p>
      <text:p text:style-name="Preformatted_20_Text"><text:s text:c="9"/>* until that changes.</text:p>
      <text:p text:style-name="Preformatted_20_Text"><text:s text:c="9"/>*/</text:p>
      <text:p text:style-name="Preformatted_20_Text"><text:s text:c="8"/>if (flags &amp; <text:a xlink:type="simple" xlink:href="https://elixir.bootlin.com/linux/v5.17.2/C/ident/SB_SUBMOUNT" text:style-name="Internet_20_link" text:visited-style-name="Visited_20_Internet_20_Link">SB_SUBMOUNT</text:a>)</text:p>
      <text:p text:style-name="Preformatted_20_Text"><text:s text:c="16"/><text:a xlink:type="simple" xlink:href="https://elixir.bootlin.com/linux/v5.17.2/C/ident/user_ns" text:style-name="Internet_20_link" text:visited-style-name="Visited_20_Internet_20_Link">user_ns</text:a> = &amp;<text:a xlink:type="simple" xlink:href="https://elixir.bootlin.com/linux/v5.17.2/C/ident/init_user_ns" text:style-name="Internet_20_link" text:visited-style-name="Visited_20_Internet_20_Link">init_user_ns</text:a>;</text:p>
      <text:p text:style-name="Preformatted_20_Text"/>
      <text:p text:style-name="Preformatted_20_Text"><text:a xlink:type="simple" xlink:href="https://elixir.bootlin.com/linux/v5.17.2/C/ident/retry" text:style-name="Internet_20_link" text:visited-style-name="Visited_20_Internet_20_Link">retry</text:a>:</text:p>
      <text:p text:style-name="Preformatted_20_Text"><text:s text:c="8"/><text:a xlink:type="simple" xlink:href="https://elixir.bootlin.com/linux/v5.17.2/C/ident/spin_lock" text:style-name="Internet_20_link" text:visited-style-name="Visited_20_Internet_20_Link">spin_lock</text:a>(&amp;<text:a xlink:type="simple" xlink:href="https://elixir.bootlin.com/linux/v5.17.2/C/ident/sb_lock" text:style-name="Internet_20_link" text:visited-style-name="Visited_20_Internet_20_Link">sb_lock</text:a>);</text:p>
      <text:p text:style-name="Preformatted_20_Text"><text:s text:c="8"/>if (<text:a xlink:type="simple" xlink:href="https://elixir.bootlin.com/linux/v5.17.2/C/ident/test" text:style-name="Internet_20_link" text:visited-style-name="Visited_20_Internet_20_Link">test</text:a>) {</text:p>
      <text:p text:style-name="Preformatted_20_Text"><text:s text:c="16"/><text:a xlink:type="simple" xlink:href="https://elixir.bootlin.com/linux/v5.17.2/C/ident/hlist_for_each_entry" text:style-name="Internet_20_link" text:visited-style-name="Visited_20_Internet_20_Link">hlist_for_each_entry</text:a>(<text:a xlink:type="simple" xlink:href="https://elixir.bootlin.com/linux/v5.17.2/C/ident/old" text:style-name="Internet_20_link" text:visited-style-name="Visited_20_Internet_20_Link">old</text:a>, &amp;type-&gt;<text:a xlink:type="simple" xlink:href="https://elixir.bootlin.com/linux/v5.17.2/C/ident/fs_supers" text:style-name="Internet_20_link" text:visited-style-name="Visited_20_Internet_20_Link">fs_supers</text:a>, <text:a xlink:type="simple" xlink:href="https://elixir.bootlin.com/linux/v5.17.2/C/ident/s_instances" text:style-name="Internet_20_link" text:visited-style-name="Visited_20_Internet_20_Link">s_instances</text:a>) {</text:p>
      <text:p text:style-name="Preformatted_20_Text"><text:s text:c="24"/>if (!<text:a xlink:type="simple" xlink:href="https://elixir.bootlin.com/linux/v5.17.2/C/ident/test" text:style-name="Internet_20_link" text:visited-style-name="Visited_20_Internet_20_Link">test</text:a>(<text:a xlink:type="simple" xlink:href="https://elixir.bootlin.com/linux/v5.17.2/C/ident/old" text:style-name="Internet_20_link" text:visited-style-name="Visited_20_Internet_20_Link">old</text:a>, data))</text:p>
      <text:p text:style-name="Preformatted_20_Text"><text:s text:c="32"/><text:a xlink:type="simple" xlink:href="https://elixir.bootlin.com/linux/v5.17.2/C/ident/continue" text:style-name="Internet_20_link" text:visited-style-name="Visited_20_Internet_20_Link">continue</text:a>;</text:p>
      <text:p text:style-name="Preformatted_20_Text"><text:s text:c="24"/>if (<text:a xlink:type="simple" xlink:href="https://elixir.bootlin.com/linux/v5.17.2/C/ident/user_ns" text:style-name="Internet_20_link" text:visited-style-name="Visited_20_Internet_20_Link">user_ns</text:a> != <text:a xlink:type="simple" xlink:href="https://elixir.bootlin.com/linux/v5.17.2/C/ident/old" text:style-name="Internet_20_link" text:visited-style-name="Visited_20_Internet_20_Link">old</text:a>-&gt;<text:a xlink:type="simple" xlink:href="https://elixir.bootlin.com/linux/v5.17.2/C/ident/s_user_ns" text:style-name="Internet_20_link" text:visited-style-name="Visited_20_Internet_20_Link">s_user_ns</text:a>) {</text:p>
      <text:p text:style-name="Preformatted_20_Text"><text:s text:c="32"/><text:a xlink:type="simple" xlink:href="https://elixir.bootlin.com/linux/v5.17.2/C/ident/spin_unlock" text:style-name="Internet_20_link" text:visited-style-name="Visited_20_Internet_20_Link">spin_unlock</text:a>(&amp;<text:a xlink:type="simple" xlink:href="https://elixir.bootlin.com/linux/v5.17.2/C/ident/sb_lock" text:style-name="Internet_20_link" text:visited-style-name="Visited_20_Internet_20_Link">sb_lock</text:a>);</text:p>
      <text:p text:style-name="Preformatted_20_Text"><text:s text:c="32"/><text:a xlink:type="simple" xlink:href="https://elixir.bootlin.com/linux/v5.17.2/C/ident/destroy_unused_super" text:style-name="Internet_20_link" text:visited-style-name="Visited_20_Internet_20_Link">destroy_unused_super</text:a>(s);</text:p>
      <text:p text:style-name="Preformatted_20_Text"><text:s text:c="32"/>return <text:a xlink:type="simple" xlink:href="https://elixir.bootlin.com/linux/v5.17.2/C/ident/ERR_PTR" text:style-name="Internet_20_link" text:visited-style-name="Visited_20_Internet_20_Link">ERR_PTR</text:a>(-<text:a xlink:type="simple" xlink:href="https://elixir.bootlin.com/linux/v5.17.2/C/ident/EBUSY" text:style-name="Internet_20_link" text:visited-style-name="Visited_20_Internet_20_Link">EBUSY</text:a>);</text:p>
      <text:p text:style-name="Preformatted_20_Text"><text:s text:c="24"/>}</text:p>
      <text:p text:style-name="Preformatted_20_Text"><text:s text:c="24"/>if (!<text:a xlink:type="simple" xlink:href="https://elixir.bootlin.com/linux/v5.17.2/C/ident/grab_super" text:style-name="Internet_20_link" text:visited-style-name="Visited_20_Internet_20_Link">grab_super</text:a>(<text:a xlink:type="simple" xlink:href="https://elixir.bootlin.com/linux/v5.17.2/C/ident/old" text:style-name="Internet_20_link" text:visited-style-name="Visited_20_Internet_20_Link">old</text:a>))</text:p>
      <text:p text:style-name="Preformatted_20_Text"><text:s text:c="32"/>goto <text:a xlink:type="simple" xlink:href="https://elixir.bootlin.com/linux/v5.17.2/C/ident/retry" text:style-name="Internet_20_link" text:visited-style-name="Visited_20_Internet_20_Link">retry</text:a>;</text:p>
      <text:p text:style-name="Preformatted_20_Text"><text:s text:c="24"/><text:a xlink:type="simple" xlink:href="https://elixir.bootlin.com/linux/v5.17.2/C/ident/destroy_unused_super" text:style-name="Internet_20_link" text:visited-style-name="Visited_20_Internet_20_Link">destroy_unused_super</text:a>(s);</text:p>
      <text:p text:style-name="Preformatted_20_Text"><text:soft-page-break/><text:s text:c="24"/>return <text:a xlink:type="simple" xlink:href="https://elixir.bootlin.com/linux/v5.17.2/C/ident/old" text:style-name="Internet_20_link" text:visited-style-name="Visited_20_Internet_20_Link">old</text:a>;</text:p>
      <text:p text:style-name="Preformatted_20_Text"><text:s text:c="16"/>}</text:p>
      <text:p text:style-name="Preformatted_20_Text"><text:s text:c="8"/>}</text:p>
      <text:p text:style-name="Preformatted_20_Text"><text:s text:c="8"/>if (!s) {</text:p>
      <text:p text:style-name="Preformatted_20_Text"><text:s text:c="16"/><text:a xlink:type="simple" xlink:href="https://elixir.bootlin.com/linux/v5.17.2/C/ident/spin_unlock" text:style-name="Internet_20_link" text:visited-style-name="Visited_20_Internet_20_Link">spin_unlock</text:a>(&amp;<text:a xlink:type="simple" xlink:href="https://elixir.bootlin.com/linux/v5.17.2/C/ident/sb_lock" text:style-name="Internet_20_link" text:visited-style-name="Visited_20_Internet_20_Link">sb_lock</text:a>);</text:p>
      <text:p text:style-name="Preformatted_20_Text"><text:s text:c="16"/><text:span text:style-name="T2">s = </text:span><text:a xlink:type="simple" xlink:href="https://elixir.bootlin.com/linux/v5.17.2/C/ident/alloc_super" text:style-name="Internet_20_link" text:visited-style-name="Visited_20_Internet_20_Link"><text:span text:style-name="T2">alloc_super</text:span></text:a><text:span text:style-name="T2">(type, (flags &amp; ~</text:span><text:a xlink:type="simple" xlink:href="https://elixir.bootlin.com/linux/v5.17.2/C/ident/SB_SUBMOUNT" text:style-name="Internet_20_link" text:visited-style-name="Visited_20_Internet_20_Link"><text:span text:style-name="T2">SB_SUBMOUNT</text:span></text:a><text:span text:style-name="T2">), </text:span><text:a xlink:type="simple" xlink:href="https://elixir.bootlin.com/linux/v5.17.2/C/ident/user_ns" text:style-name="Internet_20_link" text:visited-style-name="Visited_20_Internet_20_Link"><text:span text:style-name="T2">user_ns</text:span></text:a><text:span text:style-name="T2">);</text:span></text:p>
      <text:p text:style-name="Preformatted_20_Text"><text:s text:c="16"/>if (!s)</text:p>
      <text:p text:style-name="Preformatted_20_Text"><text:s text:c="24"/>return <text:a xlink:type="simple" xlink:href="https://elixir.bootlin.com/linux/v5.17.2/C/ident/ERR_PTR" text:style-name="Internet_20_link" text:visited-style-name="Visited_20_Internet_20_Link">ERR_PTR</text:a>(-<text:a xlink:type="simple" xlink:href="https://elixir.bootlin.com/linux/v5.17.2/C/ident/ENOMEM" text:style-name="Internet_20_link" text:visited-style-name="Visited_20_Internet_20_Link">ENOMEM</text:a>);</text:p>
      <text:p text:style-name="Preformatted_20_Text"><text:s text:c="16"/>goto <text:a xlink:type="simple" xlink:href="https://elixir.bootlin.com/linux/v5.17.2/C/ident/retry" text:style-name="Internet_20_link" text:visited-style-name="Visited_20_Internet_20_Link">retry</text:a>;</text:p>
      <text:p text:style-name="Preformatted_20_Text"><text:s text:c="8"/>}</text:p>
      <text:p text:style-name="Preformatted_20_Text"/>
      <text:p text:style-name="Preformatted_20_Text"><text:s text:c="8"/>err = <text:a xlink:type="simple" xlink:href="https://elixir.bootlin.com/linux/v5.17.2/C/ident/set" text:style-name="Internet_20_link" text:visited-style-name="Visited_20_Internet_20_Link">set</text:a>(s, data);</text:p>
      <text:p text:style-name="Preformatted_20_Text"><text:s text:c="8"/>if (err) {</text:p>
      <text:p text:style-name="Preformatted_20_Text"><text:s text:c="16"/><text:a xlink:type="simple" xlink:href="https://elixir.bootlin.com/linux/v5.17.2/C/ident/spin_unlock" text:style-name="Internet_20_link" text:visited-style-name="Visited_20_Internet_20_Link">spin_unlock</text:a>(&amp;<text:a xlink:type="simple" xlink:href="https://elixir.bootlin.com/linux/v5.17.2/C/ident/sb_lock" text:style-name="Internet_20_link" text:visited-style-name="Visited_20_Internet_20_Link">sb_lock</text:a>);</text:p>
      <text:p text:style-name="Preformatted_20_Text"><text:s text:c="16"/><text:a xlink:type="simple" xlink:href="https://elixir.bootlin.com/linux/v5.17.2/C/ident/destroy_unused_super" text:style-name="Internet_20_link" text:visited-style-name="Visited_20_Internet_20_Link">destroy_unused_super</text:a>(s);</text:p>
      <text:p text:style-name="Preformatted_20_Text"><text:s text:c="16"/>return <text:a xlink:type="simple" xlink:href="https://elixir.bootlin.com/linux/v5.17.2/C/ident/ERR_PTR" text:style-name="Internet_20_link" text:visited-style-name="Visited_20_Internet_20_Link">ERR_PTR</text:a>(err);</text:p>
      <text:p text:style-name="Preformatted_20_Text"><text:s text:c="8"/>}</text:p>
      <text:p text:style-name="Preformatted_20_Text"><text:s text:c="8"/>s-&gt;<text:a xlink:type="simple" xlink:href="https://elixir.bootlin.com/linux/v5.17.2/C/ident/s_type" text:style-name="Internet_20_link" text:visited-style-name="Visited_20_Internet_20_Link">s_type</text:a> = type;</text:p>
      <text:p text:style-name="Preformatted_20_Text"><text:s text:c="8"/><text:a xlink:type="simple" xlink:href="https://elixir.bootlin.com/linux/v5.17.2/C/ident/strlcpy" text:style-name="Internet_20_link" text:visited-style-name="Visited_20_Internet_20_Link">strlcpy</text:a>(s-&gt;<text:a xlink:type="simple" xlink:href="https://elixir.bootlin.com/linux/v5.17.2/C/ident/s_id" text:style-name="Internet_20_link" text:visited-style-name="Visited_20_Internet_20_Link">s_id</text:a>, type-&gt;name, sizeof(s-&gt;<text:a xlink:type="simple" xlink:href="https://elixir.bootlin.com/linux/v5.17.2/C/ident/s_id" text:style-name="Internet_20_link" text:visited-style-name="Visited_20_Internet_20_Link">s_id</text:a>));</text:p>
      <text:p text:style-name="Preformatted_20_Text"><text:s text:c="8"/><text:a xlink:type="simple" xlink:href="https://elixir.bootlin.com/linux/v5.17.2/C/ident/list_add_tail" text:style-name="Internet_20_link" text:visited-style-name="Visited_20_Internet_20_Link">list_add_tail</text:a>(&amp;s-&gt;<text:a xlink:type="simple" xlink:href="https://elixir.bootlin.com/linux/v5.17.2/C/ident/s_list" text:style-name="Internet_20_link" text:visited-style-name="Visited_20_Internet_20_Link">s_list</text:a>, &amp;<text:a xlink:type="simple" xlink:href="https://elixir.bootlin.com/linux/v5.17.2/C/ident/super_blocks" text:style-name="Internet_20_link" text:visited-style-name="Visited_20_Internet_20_Link">super_blocks</text:a>);</text:p>
      <text:p text:style-name="Preformatted_20_Text"><text:s text:c="8"/><text:a xlink:type="simple" xlink:href="https://elixir.bootlin.com/linux/v5.17.2/C/ident/hlist_add_head" text:style-name="Internet_20_link" text:visited-style-name="Visited_20_Internet_20_Link">hlist_add_head</text:a>(&amp;s-&gt;<text:a xlink:type="simple" xlink:href="https://elixir.bootlin.com/linux/v5.17.2/C/ident/s_instances" text:style-name="Internet_20_link" text:visited-style-name="Visited_20_Internet_20_Link">s_instances</text:a>, &amp;type-&gt;<text:a xlink:type="simple" xlink:href="https://elixir.bootlin.com/linux/v5.17.2/C/ident/fs_supers" text:style-name="Internet_20_link" text:visited-style-name="Visited_20_Internet_20_Link">fs_supers</text:a>);</text:p>
      <text:p text:style-name="Preformatted_20_Text"><text:s text:c="8"/><text:a xlink:type="simple" xlink:href="https://elixir.bootlin.com/linux/v5.17.2/C/ident/spin_unlock" text:style-name="Internet_20_link" text:visited-style-name="Visited_20_Internet_20_Link">spin_unlock</text:a>(&amp;<text:a xlink:type="simple" xlink:href="https://elixir.bootlin.com/linux/v5.17.2/C/ident/sb_lock" text:style-name="Internet_20_link" text:visited-style-name="Visited_20_Internet_20_Link">sb_lock</text:a>);</text:p>
      <text:p text:style-name="Preformatted_20_Text"><text:s text:c="8"/><text:a xlink:type="simple" xlink:href="https://elixir.bootlin.com/linux/v5.17.2/C/ident/get_filesystem" text:style-name="Internet_20_link" text:visited-style-name="Visited_20_Internet_20_Link">get_filesystem</text:a>(type);</text:p>
      <text:p text:style-name="Preformatted_20_Text"><text:s text:c="8"/><text:a xlink:type="simple" xlink:href="https://elixir.bootlin.com/linux/v5.17.2/C/ident/register_shrinker_prepared" text:style-name="Internet_20_link" text:visited-style-name="Visited_20_Internet_20_Link">register_shrinker_prepared</text:a>(&amp;s-&gt;<text:a xlink:type="simple" xlink:href="https://elixir.bootlin.com/linux/v5.17.2/C/ident/s_shrink" text:style-name="Internet_20_link" text:visited-style-name="Visited_20_Internet_20_Link">s_shrink</text:a>);</text:p>
      <text:p text:style-name="Preformatted_20_Text"><text:s text:c="8"/>return s;</text:p>
      <text:p text:style-name="Preformatted_20_Text">}</text:p>
      <text:p text:style-name="P1"><text:a xlink:type="simple" xlink:href="https://elixir.bootlin.com/linux/v5.17.2/C/ident/EXPORT_SYMBOL" text:style-name="Internet_20_link" text:visited-style-name="Visited_20_Internet_20_Link">EXPORT_SYMBOL</text:a>(<text:a xlink:type="simple" xlink:href="https://elixir.bootlin.com/linux/v5.17.2/C/ident/sget" text:style-name="Internet_20_link" text:visited-style-name="Visited_20_Internet_20_Link">sget</text:a>);</text:p>
      <text:p text:style-name="Preformatted_20_Text">/**</text:p>
      <text:p text:style-name="Preformatted_20_Text"><text:s/>* <text:s text:c="5"/>alloc_super <text:s text:c="4"/>- <text:s text:c="6"/>create new superblock</text:p>
      <text:p text:style-name="Preformatted_20_Text"><text:s/>* <text:s text:c="5"/>@type: <text:s/>filesystem type superblock should belong to</text:p>
      <text:p text:style-name="Preformatted_20_Text"><text:s/>* <text:s text:c="5"/>@flags: the mount flags</text:p>
      <text:p text:style-name="Preformatted_20_Text"><text:s/>* <text:s text:c="5"/>@user_ns: User namespace for the super_block</text:p>
      <text:p text:style-name="Preformatted_20_Text"><text:s/>*</text:p>
      <text:p text:style-name="Preformatted_20_Text"><text:s/>* <text:s text:c="5"/>Allocates and initializes a new &amp;struct super_block. <text:s/>alloc_super()</text:p>
      <text:p text:style-name="Preformatted_20_Text"><text:s/>* <text:s text:c="5"/>returns a pointer new superblock or %NULL if allocation had failed.</text:p>
      <text:p text:style-name="Preformatted_20_Text"><text:s/>*/</text:p>
      <text:p text:style-name="Preformatted_20_Text">static struct <text:a xlink:type="simple" xlink:href="https://elixir.bootlin.com/linux/v5.17.2/C/ident/super_block" text:style-name="Internet_20_link" text:visited-style-name="Visited_20_Internet_20_Link">super_block</text:a> *<text:a xlink:type="simple" xlink:href="https://elixir.bootlin.com/linux/v5.17.2/C/ident/alloc_super" text:style-name="Internet_20_link" text:visited-style-name="Visited_20_Internet_20_Link">alloc_super</text:a>(struct <text:a xlink:type="simple" xlink:href="https://elixir.bootlin.com/linux/v5.17.2/C/ident/file_system_type" text:style-name="Internet_20_link" text:visited-style-name="Visited_20_Internet_20_Link">file_system_type</text:a> *type, int flags,</text:p>
      <text:p text:style-name="Preformatted_20_Text"><text:s text:c="39"/>struct <text:a xlink:type="simple" xlink:href="https://elixir.bootlin.com/linux/v5.17.2/C/ident/user_namespace" text:style-name="Internet_20_link" text:visited-style-name="Visited_20_Internet_20_Link">user_namespace</text:a> *<text:a xlink:type="simple" xlink:href="https://elixir.bootlin.com/linux/v5.17.2/C/ident/user_ns" text:style-name="Internet_20_link" text:visited-style-name="Visited_20_Internet_20_Link">user_ns</text:a>)</text:p>
      <text:p text:style-name="Preformatted_20_Text">{</text:p>
      <text:p text:style-name="Preformatted_20_Text"><text:s text:c="8"/>struct <text:a xlink:type="simple" xlink:href="https://elixir.bootlin.com/linux/v5.17.2/C/ident/super_block" text:style-name="Internet_20_link" text:visited-style-name="Visited_20_Internet_20_Link">super_block</text:a> *s = <text:a xlink:type="simple" xlink:href="https://elixir.bootlin.com/linux/v5.17.2/C/ident/kzalloc" text:style-name="Internet_20_link" text:visited-style-name="Visited_20_Internet_20_Link">kzalloc</text:a>(sizeof(struct <text:a xlink:type="simple" xlink:href="https://elixir.bootlin.com/linux/v5.17.2/C/ident/super_block" text:style-name="Internet_20_link" text:visited-style-name="Visited_20_Internet_20_Link">super_block</text:a>), <text:s/><text:a xlink:type="simple" xlink:href="https://elixir.bootlin.com/linux/v5.17.2/C/ident/GFP_USER" text:style-name="Internet_20_link" text:visited-style-name="Visited_20_Internet_20_Link">GFP_USER</text:a>);</text:p>
      <text:p text:style-name="Preformatted_20_Text"><text:s text:c="8"/>static const struct <text:a xlink:type="simple" xlink:href="https://elixir.bootlin.com/linux/v5.17.2/C/ident/super_operations" text:style-name="Internet_20_link" text:visited-style-name="Visited_20_Internet_20_Link">super_operations</text:a> <text:a xlink:type="simple" xlink:href="https://elixir.bootlin.com/linux/v5.17.2/C/ident/default_op" text:style-name="Internet_20_link" text:visited-style-name="Visited_20_Internet_20_Link">default_op</text:a>;</text:p>
      <text:p text:style-name="Preformatted_20_Text"><text:s text:c="8"/>int i;</text:p>
      <text:p text:style-name="Preformatted_20_Text"/>
      <text:p text:style-name="Preformatted_20_Text"><text:s text:c="8"/>if (!s)</text:p>
      <text:p text:style-name="Preformatted_20_Text"><text:s text:c="16"/>return NULL;</text:p>
      <text:p text:style-name="Preformatted_20_Text"/>
      <text:p text:style-name="Preformatted_20_Text"><text:s text:c="8"/><text:a xlink:type="simple" xlink:href="https://elixir.bootlin.com/linux/v5.17.2/C/ident/INIT_LIST_HEAD" text:style-name="Internet_20_link" text:visited-style-name="Visited_20_Internet_20_Link">INIT_LIST_HEAD</text:a>(&amp;s-&gt;<text:a xlink:type="simple" xlink:href="https://elixir.bootlin.com/linux/v5.17.2/C/ident/s_mounts" text:style-name="Internet_20_link" text:visited-style-name="Visited_20_Internet_20_Link">s_mounts</text:a>);</text:p>
      <text:p text:style-name="Preformatted_20_Text"><text:s text:c="8"/>s-&gt;<text:a xlink:type="simple" xlink:href="https://elixir.bootlin.com/linux/v5.17.2/C/ident/s_user_ns" text:style-name="Internet_20_link" text:visited-style-name="Visited_20_Internet_20_Link">s_user_ns</text:a> = <text:a xlink:type="simple" xlink:href="https://elixir.bootlin.com/linux/v5.17.2/C/ident/get_user_ns" text:style-name="Internet_20_link" text:visited-style-name="Visited_20_Internet_20_Link">get_user_ns</text:a>(<text:a xlink:type="simple" xlink:href="https://elixir.bootlin.com/linux/v5.17.2/C/ident/user_ns" text:style-name="Internet_20_link" text:visited-style-name="Visited_20_Internet_20_Link">user_ns</text:a>);</text:p>
      <text:p text:style-name="Preformatted_20_Text"><text:s text:c="8"/><text:a xlink:type="simple" xlink:href="https://elixir.bootlin.com/linux/v5.17.2/C/ident/init_rwsem" text:style-name="Internet_20_link" text:visited-style-name="Visited_20_Internet_20_Link">init_rwsem</text:a>(&amp;s-&gt;<text:a xlink:type="simple" xlink:href="https://elixir.bootlin.com/linux/v5.17.2/C/ident/s_umount" text:style-name="Internet_20_link" text:visited-style-name="Visited_20_Internet_20_Link">s_umount</text:a>);</text:p>
      <text:p text:style-name="Preformatted_20_Text"><text:s text:c="8"/><text:a xlink:type="simple" xlink:href="https://elixir.bootlin.com/linux/v5.17.2/C/ident/lockdep_set_class" text:style-name="Internet_20_link" text:visited-style-name="Visited_20_Internet_20_Link">lockdep_set_class</text:a>(&amp;s-&gt;<text:a xlink:type="simple" xlink:href="https://elixir.bootlin.com/linux/v5.17.2/C/ident/s_umount" text:style-name="Internet_20_link" text:visited-style-name="Visited_20_Internet_20_Link">s_umount</text:a>, &amp;type-&gt;<text:a xlink:type="simple" xlink:href="https://elixir.bootlin.com/linux/v5.17.2/C/ident/s_umount_key" text:style-name="Internet_20_link" text:visited-style-name="Visited_20_Internet_20_Link">s_umount_key</text:a>);</text:p>
      <text:p text:style-name="Preformatted_20_Text"><text:s text:c="8"/>/*</text:p>
      <text:p text:style-name="Preformatted_20_Text"><text:s text:c="9"/>* sget() can have s_umount recursion.</text:p>
      <text:p text:style-name="Preformatted_20_Text"><text:s text:c="9"/>*</text:p>
      <text:p text:style-name="Preformatted_20_Text"><text:s text:c="9"/>* When it cannot find a suitable sb, it allocates a new</text:p>
      <text:p text:style-name="Preformatted_20_Text"><text:s text:c="9"/>* one (this one), and tries again to find a suitable old</text:p>
      <text:p text:style-name="Preformatted_20_Text"><text:s text:c="9"/>* one.</text:p>
      <text:p text:style-name="Preformatted_20_Text"><text:s text:c="9"/>*</text:p>
      <text:p text:style-name="Preformatted_20_Text"><text:s text:c="9"/>* In case that succeeds, it will acquire the s_umount</text:p>
      <text:p text:style-name="Preformatted_20_Text"><text:s text:c="9"/>* lock of the old one. Since these are clearly distrinct</text:p>
      <text:p text:style-name="Preformatted_20_Text"><text:s text:c="9"/>* locks, and this object isn't exposed yet, there's no</text:p>
      <text:p text:style-name="Preformatted_20_Text"><text:s text:c="9"/>* risk of deadlocks.</text:p>
      <text:p text:style-name="Preformatted_20_Text"><text:s text:c="9"/>*</text:p>
      <text:p text:style-name="Preformatted_20_Text"><text:soft-page-break/><text:s text:c="9"/>* Annotate this by putting this lock in a different</text:p>
      <text:p text:style-name="Preformatted_20_Text"><text:s text:c="9"/>* subclass.</text:p>
      <text:p text:style-name="Preformatted_20_Text"><text:s text:c="9"/>*/</text:p>
      <text:p text:style-name="Preformatted_20_Text"><text:s text:c="8"/><text:a xlink:type="simple" xlink:href="https://elixir.bootlin.com/linux/v5.17.2/C/ident/down_write_nested" text:style-name="Internet_20_link" text:visited-style-name="Visited_20_Internet_20_Link">down_write_nested</text:a>(&amp;s-&gt;<text:a xlink:type="simple" xlink:href="https://elixir.bootlin.com/linux/v5.17.2/C/ident/s_umount" text:style-name="Internet_20_link" text:visited-style-name="Visited_20_Internet_20_Link">s_umount</text:a>, <text:a xlink:type="simple" xlink:href="https://elixir.bootlin.com/linux/v5.17.2/C/ident/SINGLE_DEPTH_NESTING" text:style-name="Internet_20_link" text:visited-style-name="Visited_20_Internet_20_Link">SINGLE_DEPTH_NESTING</text:a>);</text:p>
      <text:p text:style-name="Preformatted_20_Text"/>
      <text:p text:style-name="Preformatted_20_Text"><text:s text:c="8"/>if (<text:a xlink:type="simple" xlink:href="https://elixir.bootlin.com/linux/v5.17.2/C/ident/security_sb_alloc" text:style-name="Internet_20_link" text:visited-style-name="Visited_20_Internet_20_Link">security_sb_alloc</text:a>(s))</text:p>
      <text:p text:style-name="Preformatted_20_Text"><text:s text:c="16"/>goto <text:a xlink:type="simple" xlink:href="https://elixir.bootlin.com/linux/v5.17.2/C/ident/fail" text:style-name="Internet_20_link" text:visited-style-name="Visited_20_Internet_20_Link">fail</text:a>;</text:p>
      <text:p text:style-name="Preformatted_20_Text"/>
      <text:p text:style-name="Preformatted_20_Text"><text:s text:c="8"/>for (i = 0; i &lt; <text:a xlink:type="simple" xlink:href="https://elixir.bootlin.com/linux/v5.17.2/C/ident/SB_FREEZE_LEVELS" text:style-name="Internet_20_link" text:visited-style-name="Visited_20_Internet_20_Link">SB_FREEZE_LEVELS</text:a>; i++) {</text:p>
      <text:p text:style-name="Preformatted_20_Text"><text:s text:c="16"/>if (<text:a xlink:type="simple" xlink:href="https://elixir.bootlin.com/linux/v5.17.2/C/ident/__percpu_init_rwsem" text:style-name="Internet_20_link" text:visited-style-name="Visited_20_Internet_20_Link">__percpu_init_rwsem</text:a>(&amp;s-&gt;<text:a xlink:type="simple" xlink:href="https://elixir.bootlin.com/linux/v5.17.2/C/ident/s_writers" text:style-name="Internet_20_link" text:visited-style-name="Visited_20_Internet_20_Link">s_writers</text:a>.<text:a xlink:type="simple" xlink:href="https://elixir.bootlin.com/linux/v5.17.2/C/ident/rw_sem" text:style-name="Internet_20_link" text:visited-style-name="Visited_20_Internet_20_Link">rw_sem</text:a>[i],</text:p>
      <text:p text:style-name="Preformatted_20_Text"><text:s text:c="40"/><text:a xlink:type="simple" xlink:href="https://elixir.bootlin.com/linux/v5.17.2/C/ident/sb_writers_name" text:style-name="Internet_20_link" text:visited-style-name="Visited_20_Internet_20_Link">sb_writers_name</text:a>[i],</text:p>
      <text:p text:style-name="Preformatted_20_Text"><text:s text:c="40"/>&amp;type-&gt;<text:a xlink:type="simple" xlink:href="https://elixir.bootlin.com/linux/v5.17.2/C/ident/s_writers_key" text:style-name="Internet_20_link" text:visited-style-name="Visited_20_Internet_20_Link">s_writers_key</text:a>[i]))</text:p>
      <text:p text:style-name="Preformatted_20_Text"><text:s text:c="24"/>goto <text:a xlink:type="simple" xlink:href="https://elixir.bootlin.com/linux/v5.17.2/C/ident/fail" text:style-name="Internet_20_link" text:visited-style-name="Visited_20_Internet_20_Link">fail</text:a>;</text:p>
      <text:p text:style-name="Preformatted_20_Text"><text:s text:c="8"/>}</text:p>
      <text:p text:style-name="Preformatted_20_Text"><text:s text:c="8"/><text:a xlink:type="simple" xlink:href="https://elixir.bootlin.com/linux/v5.17.2/C/ident/init_waitqueue_head" text:style-name="Internet_20_link" text:visited-style-name="Visited_20_Internet_20_Link">init_waitqueue_head</text:a>(&amp;s-&gt;<text:a xlink:type="simple" xlink:href="https://elixir.bootlin.com/linux/v5.17.2/C/ident/s_writers" text:style-name="Internet_20_link" text:visited-style-name="Visited_20_Internet_20_Link">s_writers</text:a>.<text:a xlink:type="simple" xlink:href="https://elixir.bootlin.com/linux/v5.17.2/C/ident/wait_unfrozen" text:style-name="Internet_20_link" text:visited-style-name="Visited_20_Internet_20_Link">wait_unfrozen</text:a>);</text:p>
      <text:p text:style-name="Preformatted_20_Text"><text:s text:c="8"/>s-&gt;<text:a xlink:type="simple" xlink:href="https://elixir.bootlin.com/linux/v5.17.2/C/ident/s_bdi" text:style-name="Internet_20_link" text:visited-style-name="Visited_20_Internet_20_Link">s_bdi</text:a> = &amp;<text:a xlink:type="simple" xlink:href="https://elixir.bootlin.com/linux/v5.17.2/C/ident/noop_backing_dev_info" text:style-name="Internet_20_link" text:visited-style-name="Visited_20_Internet_20_Link">noop_backing_dev_info</text:a>;</text:p>
      <text:p text:style-name="Preformatted_20_Text"><text:s text:c="8"/>s-&gt;<text:a xlink:type="simple" xlink:href="https://elixir.bootlin.com/linux/v5.17.2/C/ident/s_flags" text:style-name="Internet_20_link" text:visited-style-name="Visited_20_Internet_20_Link">s_flags</text:a> = flags;</text:p>
      <text:p text:style-name="Preformatted_20_Text"><text:s text:c="8"/>if (s-&gt;<text:a xlink:type="simple" xlink:href="https://elixir.bootlin.com/linux/v5.17.2/C/ident/s_user_ns" text:style-name="Internet_20_link" text:visited-style-name="Visited_20_Internet_20_Link">s_user_ns</text:a> != &amp;<text:a xlink:type="simple" xlink:href="https://elixir.bootlin.com/linux/v5.17.2/C/ident/init_user_ns" text:style-name="Internet_20_link" text:visited-style-name="Visited_20_Internet_20_Link">init_user_ns</text:a>)</text:p>
      <text:p text:style-name="Preformatted_20_Text"><text:s text:c="16"/>s-&gt;<text:a xlink:type="simple" xlink:href="https://elixir.bootlin.com/linux/v5.17.2/C/ident/s_iflags" text:style-name="Internet_20_link" text:visited-style-name="Visited_20_Internet_20_Link">s_iflags</text:a> |= <text:a xlink:type="simple" xlink:href="https://elixir.bootlin.com/linux/v5.17.2/C/ident/SB_I_NODEV" text:style-name="Internet_20_link" text:visited-style-name="Visited_20_Internet_20_Link">SB_I_NODEV</text:a>;</text:p>
      <text:p text:style-name="Preformatted_20_Text"><text:s text:c="8"/><text:a xlink:type="simple" xlink:href="https://elixir.bootlin.com/linux/v5.17.2/C/ident/INIT_HLIST_NODE" text:style-name="Internet_20_link" text:visited-style-name="Visited_20_Internet_20_Link">INIT_HLIST_NODE</text:a>(&amp;s-&gt;<text:a xlink:type="simple" xlink:href="https://elixir.bootlin.com/linux/v5.17.2/C/ident/s_instances" text:style-name="Internet_20_link" text:visited-style-name="Visited_20_Internet_20_Link">s_instances</text:a>);</text:p>
      <text:p text:style-name="Preformatted_20_Text"><text:s text:c="8"/><text:a xlink:type="simple" xlink:href="https://elixir.bootlin.com/linux/v5.17.2/C/ident/INIT_HLIST_BL_HEAD" text:style-name="Internet_20_link" text:visited-style-name="Visited_20_Internet_20_Link">INIT_HLIST_BL_HEAD</text:a>(&amp;s-&gt;<text:a xlink:type="simple" xlink:href="https://elixir.bootlin.com/linux/v5.17.2/C/ident/s_roots" text:style-name="Internet_20_link" text:visited-style-name="Visited_20_Internet_20_Link">s_roots</text:a>);</text:p>
      <text:p text:style-name="Preformatted_20_Text"><text:s text:c="8"/><text:a xlink:type="simple" xlink:href="https://elixir.bootlin.com/linux/v5.17.2/C/ident/mutex_init" text:style-name="Internet_20_link" text:visited-style-name="Visited_20_Internet_20_Link">mutex_init</text:a>(&amp;s-&gt;<text:a xlink:type="simple" xlink:href="https://elixir.bootlin.com/linux/v5.17.2/C/ident/s_sync_lock" text:style-name="Internet_20_link" text:visited-style-name="Visited_20_Internet_20_Link">s_sync_lock</text:a>);</text:p>
      <text:p text:style-name="Preformatted_20_Text"><text:s text:c="8"/><text:a xlink:type="simple" xlink:href="https://elixir.bootlin.com/linux/v5.17.2/C/ident/INIT_LIST_HEAD" text:style-name="Internet_20_link" text:visited-style-name="Visited_20_Internet_20_Link">INIT_LIST_HEAD</text:a>(&amp;s-&gt;<text:a xlink:type="simple" xlink:href="https://elixir.bootlin.com/linux/v5.17.2/C/ident/s_inodes" text:style-name="Internet_20_link" text:visited-style-name="Visited_20_Internet_20_Link">s_inodes</text:a>);</text:p>
      <text:p text:style-name="Preformatted_20_Text"><text:s text:c="8"/><text:a xlink:type="simple" xlink:href="https://elixir.bootlin.com/linux/v5.17.2/C/ident/spin_lock_init" text:style-name="Internet_20_link" text:visited-style-name="Visited_20_Internet_20_Link">spin_lock_init</text:a>(&amp;s-&gt;s_inode_list_lock);</text:p>
      <text:p text:style-name="Preformatted_20_Text"><text:s text:c="8"/><text:a xlink:type="simple" xlink:href="https://elixir.bootlin.com/linux/v5.17.2/C/ident/INIT_LIST_HEAD" text:style-name="Internet_20_link" text:visited-style-name="Visited_20_Internet_20_Link">INIT_LIST_HEAD</text:a>(&amp;s-&gt;<text:a xlink:type="simple" xlink:href="https://elixir.bootlin.com/linux/v5.17.2/C/ident/s_inodes_wb" text:style-name="Internet_20_link" text:visited-style-name="Visited_20_Internet_20_Link">s_inodes_wb</text:a>);</text:p>
      <text:p text:style-name="Preformatted_20_Text"><text:s text:c="8"/><text:a xlink:type="simple" xlink:href="https://elixir.bootlin.com/linux/v5.17.2/C/ident/spin_lock_init" text:style-name="Internet_20_link" text:visited-style-name="Visited_20_Internet_20_Link">spin_lock_init</text:a>(&amp;s-&gt;<text:a xlink:type="simple" xlink:href="https://elixir.bootlin.com/linux/v5.17.2/C/ident/s_inode_wblist_lock" text:style-name="Internet_20_link" text:visited-style-name="Visited_20_Internet_20_Link">s_inode_wblist_lock</text:a>);</text:p>
      <text:p text:style-name="Preformatted_20_Text"/>
      <text:p text:style-name="Preformatted_20_Text"><text:s text:c="8"/>s-&gt;<text:a xlink:type="simple" xlink:href="https://elixir.bootlin.com/linux/v5.17.2/C/ident/s_count" text:style-name="Internet_20_link" text:visited-style-name="Visited_20_Internet_20_Link">s_count</text:a> = 1;</text:p>
      <text:p text:style-name="Preformatted_20_Text"><text:s text:c="8"/><text:a xlink:type="simple" xlink:href="https://elixir.bootlin.com/linux/v5.17.2/C/ident/atomic_set" text:style-name="Internet_20_link" text:visited-style-name="Visited_20_Internet_20_Link">atomic_set</text:a>(&amp;s-&gt;<text:a xlink:type="simple" xlink:href="https://elixir.bootlin.com/linux/v5.17.2/C/ident/s_active" text:style-name="Internet_20_link" text:visited-style-name="Visited_20_Internet_20_Link">s_active</text:a>, 1);</text:p>
      <text:p text:style-name="Preformatted_20_Text"><text:s text:c="8"/><text:a xlink:type="simple" xlink:href="https://elixir.bootlin.com/linux/v5.17.2/C/ident/mutex_init" text:style-name="Internet_20_link" text:visited-style-name="Visited_20_Internet_20_Link">mutex_init</text:a>(&amp;s-&gt;<text:a xlink:type="simple" xlink:href="https://elixir.bootlin.com/linux/v5.17.2/C/ident/s_vfs_rename_mutex" text:style-name="Internet_20_link" text:visited-style-name="Visited_20_Internet_20_Link">s_vfs_rename_mutex</text:a>);</text:p>
      <text:p text:style-name="Preformatted_20_Text"><text:s text:c="8"/><text:a xlink:type="simple" xlink:href="https://elixir.bootlin.com/linux/v5.17.2/C/ident/lockdep_set_class" text:style-name="Internet_20_link" text:visited-style-name="Visited_20_Internet_20_Link">lockdep_set_class</text:a>(&amp;s-&gt;<text:a xlink:type="simple" xlink:href="https://elixir.bootlin.com/linux/v5.17.2/C/ident/s_vfs_rename_mutex" text:style-name="Internet_20_link" text:visited-style-name="Visited_20_Internet_20_Link">s_vfs_rename_mutex</text:a>, &amp;type-&gt;<text:a xlink:type="simple" xlink:href="https://elixir.bootlin.com/linux/v5.17.2/C/ident/s_vfs_rename_key" text:style-name="Internet_20_link" text:visited-style-name="Visited_20_Internet_20_Link">s_vfs_rename_key</text:a>);</text:p>
      <text:p text:style-name="Preformatted_20_Text"><text:s text:c="8"/><text:a xlink:type="simple" xlink:href="https://elixir.bootlin.com/linux/v5.17.2/C/ident/init_rwsem" text:style-name="Internet_20_link" text:visited-style-name="Visited_20_Internet_20_Link">init_rwsem</text:a>(&amp;s-&gt;<text:a xlink:type="simple" xlink:href="https://elixir.bootlin.com/linux/v5.17.2/C/ident/s_dquot" text:style-name="Internet_20_link" text:visited-style-name="Visited_20_Internet_20_Link">s_dquot</text:a>.<text:a xlink:type="simple" xlink:href="https://elixir.bootlin.com/linux/v5.17.2/C/ident/dqio_sem" text:style-name="Internet_20_link" text:visited-style-name="Visited_20_Internet_20_Link">dqio_sem</text:a>);</text:p>
      <text:p text:style-name="Preformatted_20_Text"><text:s text:c="8"/>s-&gt;<text:a xlink:type="simple" xlink:href="https://elixir.bootlin.com/linux/v5.17.2/C/ident/s_maxbytes" text:style-name="Internet_20_link" text:visited-style-name="Visited_20_Internet_20_Link">s_maxbytes</text:a> = <text:a xlink:type="simple" xlink:href="https://elixir.bootlin.com/linux/v5.17.2/C/ident/MAX_NON_LFS" text:style-name="Internet_20_link" text:visited-style-name="Visited_20_Internet_20_Link">MAX_NON_LFS</text:a>;</text:p>
      <text:p text:style-name="Preformatted_20_Text"><text:s text:c="8"/><text:span text:style-name="T2">s-&gt;</text:span><text:a xlink:type="simple" xlink:href="https://elixir.bootlin.com/linux/v5.17.2/C/ident/s_op" text:style-name="Internet_20_link" text:visited-style-name="Visited_20_Internet_20_Link"><text:span text:style-name="T2">s_op</text:span></text:a><text:span text:style-name="T2"> = &amp;</text:span><text:a xlink:type="simple" xlink:href="https://elixir.bootlin.com/linux/v5.17.2/C/ident/default_op" text:style-name="Internet_20_link" text:visited-style-name="Visited_20_Internet_20_Link"><text:span text:style-name="T2">default_op</text:span></text:a><text:span text:style-name="T2">;</text:span></text:p>
      <text:p text:style-name="Preformatted_20_Text"><text:s text:c="8"/>s-&gt;<text:a xlink:type="simple" xlink:href="https://elixir.bootlin.com/linux/v5.17.2/C/ident/s_time_gran" text:style-name="Internet_20_link" text:visited-style-name="Visited_20_Internet_20_Link">s_time_gran</text:a> = 1000000000;</text:p>
      <text:p text:style-name="Preformatted_20_Text"><text:s text:c="8"/>s-&gt;<text:a xlink:type="simple" xlink:href="https://elixir.bootlin.com/linux/v5.17.2/C/ident/s_time_min" text:style-name="Internet_20_link" text:visited-style-name="Visited_20_Internet_20_Link">s_time_min</text:a> = <text:a xlink:type="simple" xlink:href="https://elixir.bootlin.com/linux/v5.17.2/C/ident/TIME64_MIN" text:style-name="Internet_20_link" text:visited-style-name="Visited_20_Internet_20_Link">TIME64_MIN</text:a>;</text:p>
      <text:p text:style-name="Preformatted_20_Text"><text:s text:c="8"/>s-&gt;<text:a xlink:type="simple" xlink:href="https://elixir.bootlin.com/linux/v5.17.2/C/ident/s_time_max" text:style-name="Internet_20_link" text:visited-style-name="Visited_20_Internet_20_Link">s_time_max</text:a> = <text:a xlink:type="simple" xlink:href="https://elixir.bootlin.com/linux/v5.17.2/C/ident/TIME64_MAX" text:style-name="Internet_20_link" text:visited-style-name="Visited_20_Internet_20_Link">TIME64_MAX</text:a>;</text:p>
      <text:p text:style-name="Preformatted_20_Text"/>
      <text:p text:style-name="Preformatted_20_Text"><text:s text:c="8"/>s-&gt;<text:a xlink:type="simple" xlink:href="https://elixir.bootlin.com/linux/v5.17.2/C/ident/s_shrink" text:style-name="Internet_20_link" text:visited-style-name="Visited_20_Internet_20_Link">s_shrink</text:a>.<text:a xlink:type="simple" xlink:href="https://elixir.bootlin.com/linux/v5.17.2/C/ident/seeks" text:style-name="Internet_20_link" text:visited-style-name="Visited_20_Internet_20_Link">seeks</text:a> = <text:a xlink:type="simple" xlink:href="https://elixir.bootlin.com/linux/v5.17.2/C/ident/DEFAULT_SEEKS" text:style-name="Internet_20_link" text:visited-style-name="Visited_20_Internet_20_Link">DEFAULT_SEEKS</text:a>;</text:p>
      <text:p text:style-name="Preformatted_20_Text"><text:s text:c="8"/>s-&gt;<text:a xlink:type="simple" xlink:href="https://elixir.bootlin.com/linux/v5.17.2/C/ident/s_shrink" text:style-name="Internet_20_link" text:visited-style-name="Visited_20_Internet_20_Link">s_shrink</text:a>.<text:a xlink:type="simple" xlink:href="https://elixir.bootlin.com/linux/v5.17.2/C/ident/scan_objects" text:style-name="Internet_20_link" text:visited-style-name="Visited_20_Internet_20_Link">scan_objects</text:a> = <text:a xlink:type="simple" xlink:href="https://elixir.bootlin.com/linux/v5.17.2/C/ident/super_cache_scan" text:style-name="Internet_20_link" text:visited-style-name="Visited_20_Internet_20_Link">super_cache_scan</text:a>;</text:p>
      <text:p text:style-name="Preformatted_20_Text"><text:s text:c="8"/>s-&gt;<text:a xlink:type="simple" xlink:href="https://elixir.bootlin.com/linux/v5.17.2/C/ident/s_shrink" text:style-name="Internet_20_link" text:visited-style-name="Visited_20_Internet_20_Link">s_shrink</text:a>.<text:a xlink:type="simple" xlink:href="https://elixir.bootlin.com/linux/v5.17.2/C/ident/count_objects" text:style-name="Internet_20_link" text:visited-style-name="Visited_20_Internet_20_Link">count_objects</text:a> = <text:a xlink:type="simple" xlink:href="https://elixir.bootlin.com/linux/v5.17.2/C/ident/super_cache_count" text:style-name="Internet_20_link" text:visited-style-name="Visited_20_Internet_20_Link">super_cache_count</text:a>;</text:p>
      <text:p text:style-name="Preformatted_20_Text"><text:s text:c="8"/>s-&gt;<text:a xlink:type="simple" xlink:href="https://elixir.bootlin.com/linux/v5.17.2/C/ident/s_shrink" text:style-name="Internet_20_link" text:visited-style-name="Visited_20_Internet_20_Link">s_shrink</text:a>.<text:a xlink:type="simple" xlink:href="https://elixir.bootlin.com/linux/v5.17.2/C/ident/batch" text:style-name="Internet_20_link" text:visited-style-name="Visited_20_Internet_20_Link">batch</text:a> = 1024;</text:p>
      <text:p text:style-name="Preformatted_20_Text"><text:s text:c="8"/>s-&gt;<text:a xlink:type="simple" xlink:href="https://elixir.bootlin.com/linux/v5.17.2/C/ident/s_shrink" text:style-name="Internet_20_link" text:visited-style-name="Visited_20_Internet_20_Link">s_shrink</text:a>.flags = <text:a xlink:type="simple" xlink:href="https://elixir.bootlin.com/linux/v5.17.2/C/ident/SHRINKER_NUMA_AWARE" text:style-name="Internet_20_link" text:visited-style-name="Visited_20_Internet_20_Link">SHRINKER_NUMA_AWARE</text:a> | <text:a xlink:type="simple" xlink:href="https://elixir.bootlin.com/linux/v5.17.2/C/ident/SHRINKER_MEMCG_AWARE" text:style-name="Internet_20_link" text:visited-style-name="Visited_20_Internet_20_Link">SHRINKER_MEMCG_AWARE</text:a>;</text:p>
      <text:p text:style-name="Preformatted_20_Text"><text:s text:c="8"/>if (<text:a xlink:type="simple" xlink:href="https://elixir.bootlin.com/linux/v5.17.2/C/ident/prealloc_shrinker" text:style-name="Internet_20_link" text:visited-style-name="Visited_20_Internet_20_Link">prealloc_shrinker</text:a>(&amp;s-&gt;<text:a xlink:type="simple" xlink:href="https://elixir.bootlin.com/linux/v5.17.2/C/ident/s_shrink" text:style-name="Internet_20_link" text:visited-style-name="Visited_20_Internet_20_Link">s_shrink</text:a>))</text:p>
      <text:p text:style-name="Preformatted_20_Text"><text:s text:c="16"/>goto <text:a xlink:type="simple" xlink:href="https://elixir.bootlin.com/linux/v5.17.2/C/ident/fail" text:style-name="Internet_20_link" text:visited-style-name="Visited_20_Internet_20_Link">fail</text:a>;</text:p>
      <text:p text:style-name="Preformatted_20_Text"><text:s text:c="8"/>if (<text:a xlink:type="simple" xlink:href="https://elixir.bootlin.com/linux/v5.17.2/C/ident/list_lru_init_memcg" text:style-name="Internet_20_link" text:visited-style-name="Visited_20_Internet_20_Link">list_lru_init_memcg</text:a>(&amp;s-&gt;<text:a xlink:type="simple" xlink:href="https://elixir.bootlin.com/linux/v5.17.2/C/ident/s_dentry_lru" text:style-name="Internet_20_link" text:visited-style-name="Visited_20_Internet_20_Link">s_dentry_lru</text:a>, &amp;s-&gt;<text:a xlink:type="simple" xlink:href="https://elixir.bootlin.com/linux/v5.17.2/C/ident/s_shrink" text:style-name="Internet_20_link" text:visited-style-name="Visited_20_Internet_20_Link">s_shrink</text:a>))</text:p>
      <text:p text:style-name="Preformatted_20_Text"><text:s text:c="16"/>goto <text:a xlink:type="simple" xlink:href="https://elixir.bootlin.com/linux/v5.17.2/C/ident/fail" text:style-name="Internet_20_link" text:visited-style-name="Visited_20_Internet_20_Link">fail</text:a>;</text:p>
      <text:p text:style-name="Preformatted_20_Text"><text:s text:c="8"/>if (<text:a xlink:type="simple" xlink:href="https://elixir.bootlin.com/linux/v5.17.2/C/ident/list_lru_init_memcg" text:style-name="Internet_20_link" text:visited-style-name="Visited_20_Internet_20_Link">list_lru_init_memcg</text:a>(&amp;s-&gt;<text:a xlink:type="simple" xlink:href="https://elixir.bootlin.com/linux/v5.17.2/C/ident/s_inode_lru" text:style-name="Internet_20_link" text:visited-style-name="Visited_20_Internet_20_Link">s_inode_lru</text:a>, &amp;s-&gt;<text:a xlink:type="simple" xlink:href="https://elixir.bootlin.com/linux/v5.17.2/C/ident/s_shrink" text:style-name="Internet_20_link" text:visited-style-name="Visited_20_Internet_20_Link">s_shrink</text:a>))</text:p>
      <text:p text:style-name="Preformatted_20_Text"><text:s text:c="16"/>goto <text:a xlink:type="simple" xlink:href="https://elixir.bootlin.com/linux/v5.17.2/C/ident/fail" text:style-name="Internet_20_link" text:visited-style-name="Visited_20_Internet_20_Link">fail</text:a>;</text:p>
      <text:p text:style-name="Preformatted_20_Text"><text:s text:c="8"/>return s;</text:p>
      <text:p text:style-name="Preformatted_20_Text"/>
      <text:p text:style-name="Preformatted_20_Text"><text:a xlink:type="simple" xlink:href="https://elixir.bootlin.com/linux/v5.17.2/C/ident/fail" text:style-name="Internet_20_link" text:visited-style-name="Visited_20_Internet_20_Link">fail</text:a>:</text:p>
      <text:p text:style-name="Preformatted_20_Text"><text:s text:c="8"/><text:a xlink:type="simple" xlink:href="https://elixir.bootlin.com/linux/v5.17.2/C/ident/destroy_unused_super" text:style-name="Internet_20_link" text:visited-style-name="Visited_20_Internet_20_Link">destroy_unused_super</text:a>(s);</text:p>
      <text:p text:style-name="Preformatted_20_Text"><text:s text:c="8"/>return NULL;</text:p>
      <text:p text:style-name="P1">}</text:p>
      <text:p text:style-name="P1">static struct inode *<text:span text:style-name="T2">alloc_inode</text:span>(struct super_block *sb)</text:p>
      <text:p text:style-name="P1">{</text:p>
      <text:p text:style-name="P1"><text:tab/>const struct super_operations *ops = sb-&gt;s_op;</text:p>
      <text:p text:style-name="P1"><text:tab/>struct inode *inode;</text:p>
      <text:p text:style-name="P1"><text:soft-page-break/></text:p>
      <text:p text:style-name="P1"><text:tab/>if (<text:span text:style-name="T2">ops-&gt;alloc_inode</text:span>)</text:p>
      <text:p text:style-name="P1"><text:tab/><text:tab/>inode = <text:span text:style-name="T2">ops-&gt;alloc_inode</text:span>(sb);</text:p>
      <text:p text:style-name="P1"><text:tab/>else</text:p>
      <text:p text:style-name="P1"><text:tab/><text:tab/><text:span text:style-name="T2">inode = alloc_inode_sb(sb, inode_cachep, GFP_KERNEL);</text:span></text:p>
      <text:p text:style-name="P1"/>
      <text:p text:style-name="P1"><text:tab/>if (!inode)</text:p>
      <text:p text:style-name="P1"><text:tab/><text:tab/>return NULL;</text:p>
      <text:p text:style-name="P1"/>
      <text:p text:style-name="P1"><text:tab/>if (unlikely(inode_init_always(sb, inode))) {</text:p>
      <text:p text:style-name="P1"><text:tab/><text:tab/>if (ops-&gt;destroy_inode) {</text:p>
      <text:p text:style-name="P1"><text:tab/><text:tab/><text:tab/>ops-&gt;destroy_inode(inode);</text:p>
      <text:p text:style-name="P1"><text:tab/><text:tab/><text:tab/>if (!ops-&gt;free_inode)</text:p>
      <text:p text:style-name="P1"><text:tab/><text:tab/><text:tab/><text:tab/>return NULL;</text:p>
      <text:p text:style-name="P1"><text:tab/><text:tab/>}</text:p>
      <text:p text:style-name="P1"><text:tab/><text:tab/>inode-&gt;free_inode = ops-&gt;free_inode;</text:p>
      <text:p text:style-name="P1"><text:tab/><text:tab/>i_callback(&amp;inode-&gt;i_rcu);</text:p>
      <text:p text:style-name="P1"><text:tab/><text:tab/>return NULL;</text:p>
      <text:p text:style-name="P1"><text:tab/>}</text:p>
      <text:p text:style-name="P1"/>
      <text:p text:style-name="P1"><text:tab/>return inode;</text:p>
      <text:p text:style-name="P1">}</text:p>
      <text:p text:style-name="P1"/>
      <text:p text:style-name="P1">/*</text:p>
      <text:p text:style-name="P1"><text:s/>* This must be used for allocating filesystems specific inodes to set</text:p>
      <text:p text:style-name="P1"><text:s/>* up the inode reclaim context correctly.</text:p>
      <text:p text:style-name="P1"><text:s/>*/</text:p>
      <text:p text:style-name="P1">static inline void *</text:p>
      <text:p text:style-name="P1">alloc_inode_sb(struct super_block *sb, struct kmem_cache *cache, gfp_t gfp)</text:p>
      <text:p text:style-name="P1"><text:soft-page-break/>{</text:p>
      <text:p text:style-name="P1"><text:tab/>return <text:span text:style-name="T2">kmem_cache_alloc_lru(cache, &amp;sb-&gt;s_inode_lru, gfp)</text:span>;</text:p>
      <text:p text:style-name="P1">}</text:p>
      <text:p text:style-name="P1"/>
      <text:p text:style-name="P3">int generic_delete_inode(struct inode *inode)</text:p>
      <text:p text:style-name="P1">{</text:p>
      <text:p text:style-name="P1"><text:tab/>return 1;</text:p>
      <text:p text:style-name="P1">}</text:p>
      <text:p text:style-name="P1">EXPORT_SYMBOL(generic_delete_inode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9T14:43:34.455475655</meta:creation-date>
    <meta:editing-duration>PT18S</meta:editing-duration>
    <meta:editing-cycles>2</meta:editing-cycles>
    <meta:generator>LibreOffice/7.3.3.2$Linux_X86_64 LibreOffice_project/30$Build-2</meta:generator>
    <dc:date>2022-06-09T14:43:48.549429897</dc:date>
    <meta:document-statistic meta:table-count="0" meta:image-count="0" meta:object-count="0" meta:page-count="5" meta:paragraph-count="201" meta:word-count="621" meta:character-count="7014" meta:non-whitespace-character-count="4787"/>
  </office:meta>
</office:document-meta>
</file>